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1d7" officeooo:paragraph-rsid="000f81d7"/>
    </style:style>
    <style:style style:name="P2" style:family="paragraph" style:parent-style-name="Standard">
      <style:text-properties officeooo:rsid="000f81d7" officeooo:paragraph-rsid="00107590"/>
    </style:style>
    <style:style style:name="P3" style:family="paragraph" style:parent-style-name="Standard">
      <style:text-properties officeooo:paragraph-rsid="000f81d7"/>
    </style:style>
    <style:style style:name="P4" style:family="paragraph" style:parent-style-name="Standard">
      <style:text-properties officeooo:rsid="0010f322" officeooo:paragraph-rsid="0010f322"/>
    </style:style>
    <style:style style:name="P5" style:family="paragraph" style:parent-style-name="Standard">
      <style:text-properties officeooo:paragraph-rsid="001230de"/>
    </style:style>
    <style:style style:name="P6" style:family="paragraph" style:parent-style-name="Standard">
      <style:text-properties officeooo:rsid="00157764" officeooo:paragraph-rsid="00157764"/>
    </style:style>
    <style:style style:name="P7" style:family="paragraph" style:parent-style-name="Standard">
      <style:text-properties officeooo:rsid="00176860" officeooo:paragraph-rsid="00176860"/>
    </style:style>
    <style:style style:name="T1" style:family="text">
      <style:text-properties officeooo:rsid="000f81d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230de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81d7" style:font-weight-asian="bold" style:font-weight-complex="bold"/>
    </style:style>
    <style:style style:name="T7" style:family="text">
      <style:text-properties fo:font-weight="bold" officeooo:rsid="00107590" style:font-weight-asian="bold" style:font-weight-complex="bold"/>
    </style:style>
    <style:style style:name="T8" style:family="text">
      <style:text-properties fo:font-weight="bold" officeooo:rsid="0010f322" style:font-weight-asian="bold" style:font-weight-complex="bold"/>
    </style:style>
    <style:style style:name="T9" style:family="text">
      <style:text-properties fo:font-weight="bold" officeooo:rsid="001230de" style:font-weight-asian="bold" style:font-weight-complex="bold"/>
    </style:style>
    <style:style style:name="T10" style:family="text">
      <style:text-properties fo:font-weight="bold" officeooo:rsid="0013880b" style:font-weight-asian="bold" style:font-weight-complex="bold"/>
    </style:style>
    <style:style style:name="T11" style:family="text">
      <style:text-properties fo:font-weight="bold" officeooo:rsid="00176860" style:font-weight-asian="bold" style:font-weight-complex="bold"/>
    </style:style>
    <style:style style:name="T12" style:family="text">
      <style:text-properties officeooo:rsid="00107590"/>
    </style:style>
    <style:style style:name="T13" style:family="text">
      <style:text-properties officeooo:rsid="0010f32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0f322" style:font-weight-asian="normal" style:font-weight-complex="normal"/>
    </style:style>
    <style:style style:name="T16" style:family="text">
      <style:text-properties fo:font-weight="normal" officeooo:rsid="001230de" style:font-weight-asian="normal" style:font-weight-complex="normal"/>
    </style:style>
    <style:style style:name="T17" style:family="text">
      <style:text-properties fo:font-weight="normal" officeooo:rsid="0013880b" style:font-weight-asian="normal" style:font-weight-complex="normal"/>
    </style:style>
    <style:style style:name="T18" style:family="text">
      <style:text-properties fo:font-weight="normal" officeooo:rsid="00176860" style:font-weight-asian="normal" style:font-weight-complex="normal"/>
    </style:style>
    <style:style style:name="T19" style:family="text">
      <style:text-properties officeooo:rsid="001230de"/>
    </style:style>
    <style:style style:name="T20" style:family="text">
      <style:text-properties officeooo:rsid="001768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C Use Case execution workflow:</text:p>
      <text:p text:style-name="P1">1) Download “CHC-<text:span text:style-name="T2">agents.ttl</text:span>” and “CHC-<text:span text:style-name="T2">behaviors.ttl</text:span>” files from <text:a xlink:type="simple" xlink:href="https://github.com/AkbarKazimov/LCC-CHC-Use-cases-with-MAJAN/tree/main/CHC/Software" text:style-name="Internet_20_link" text:visited-style-name="Visited_20_Internet_20_Link">https://github.com/AkbarKazimov/LCC-CHC-Use-cases-with-MAJAN/tree/main/CHC/Software</text:a></text:p>
      <text:p text:style-name="P1"/>
      <text:p text:style-name="P7">2) Download AJAN Service (i.e. AJAN_w_MAJAN) from here: <text:a xlink:type="simple" xlink:href="https://github.com/AkbarKazimov/MAJAN/tree/master/AJAN_w_MAJAN" text:style-name="Internet_20_link" text:visited-style-name="Visited_20_Internet_20_Link"><text:span text:style-name="T12">https://github.com/AkbarKazimov/MAJAN/tree/master/AJAN_w_MAJAN</text:span></text:a></text:p>
      <text:p text:style-name="P7"><text:s/></text:p>
      <text:p text:style-name="P3"><text:span text:style-name="T20">3</text:span><text:span text:style-name="T1">) Add </text:span><text:span text:style-name="T6">agents.ttl</text:span><text:span text:style-name="T1"> and </text:span><text:span text:style-name="T6">behaviors.ttl</text:span><text:span text:style-name="T1"> to the “executionservice/use-case/agents” and “executionservice/use-case/behaviors” folders, respectively.</text:span></text:p>
      <text:p text:style-name="P3"/>
      <text:p text:style-name="P2"><text:span text:style-name="T20">4</text:span>) <text:span text:style-name="T12">Start </text:span><text:span text:style-name="T7">DummyService (</text:span><text:a xlink:type="simple" xlink:href="https://github.com/AkbarKazimov/LCC-CHC-Use-cases-with-MAJAN/tree/main/CHC/Software/DummyService" text:style-name="Internet_20_link" text:visited-style-name="Visited_20_Internet_20_Link"><text:span text:style-name="T7">https://github.com/AkbarKazimov/LCC-CHC-Use-cases-with-MAJAN/tree/main/CHC/Software/DummyService</text:span></text:a><text:span text:style-name="T7">)</text:span></text:p>
      <text:p text:style-name="P2"><text:span text:style-name="T7"/></text:p>
      <text:p text:style-name="P2"><text:span text:style-name="T11">5</text:span><text:span text:style-name="T7">) </text:span>Start <text:span text:style-name="T5">Triplestore and Executionservice</text:span>. </text:p>
      <text:p text:style-name="P2"/>
      <text:p text:style-name="P1"><text:span text:style-name="T20">6</text:span>) Open Postman and import “<text:span text:style-name="T2">WELCOME - Create 5 CHC Agents (ex.1)</text:span>”, “<text:span text:style-name="T2">WELCOME - Populate LAR”, and “WELCOME - Start Coordination</text:span>” collections from “<text:a xlink:type="simple" xlink:href="https://github.com/AkbarKazimov/LCC-CHC-Use-cases-with-MAJAN/tree/main/CHC/Software/CHC%20Postman%20Collections" text:style-name="Internet_20_link" text:visited-style-name="Visited_20_Internet_20_Link">https://github.com/AkbarKazimov/LCC-CHC-Use-cases-with-MAJAN/tree/main/CHC/Software/CHC%20Postman%20Collections</text:a>” and “<text:a xlink:type="simple" xlink:href="https://github.com/AkbarKazimov/LCC-CHC-Use-cases-with-MAJAN/tree/main/CHC/Software/WELCOME%20Postman%20collections" text:style-name="Internet_20_link" text:visited-style-name="Visited_20_Internet_20_Link">https://github.com/AkbarKazimov/LCC-CHC-Use-cases-with-MAJAN/tree/main/CHC/Software/WELCOME%20Postman%20collections</text:a>”</text:p>
      <text:p text:style-name="P1"/>
      <text:p text:style-name="P3"><text:span text:style-name="T20">7</text:span><text:span text:style-name="T1">) </text:span><text:span text:style-name="T13">Open MAJAN Guideline document (</text:span><text:a xlink:type="simple" xlink:href="https://github.com/AkbarKazimov/MAJAN/tree/master/MAJAN%20Guideline" text:style-name="Internet_20_link" text:visited-style-name="Visited_20_Internet_20_Link"><text:span text:style-name="T13">https://github.com/AkbarKazimov/MAJAN/tree/master/MAJAN%20Guideline</text:span></text:a><text:span text:style-name="T13">) and refer to section </text:span><text:span text:style-name="T8">Create Agents – </text:span><text:span text:style-name="T5">Create with Postman </text:span><text:span text:style-name="T15">to create 5 agents.</text:span></text:p>
      <text:p text:style-name="P3"><text:span text:style-name="T15">* </text:span><text:span text:style-name="T16">IP-PORT.json file can be found in both: </text:span><text:a xlink:type="simple" xlink:href="https://github.com/AkbarKazimov/MAJAN/tree/master/Postman%20Collections/Create%20Agents" text:style-name="Internet_20_link" text:visited-style-name="Visited_20_Internet_20_Link"><text:span text:style-name="T16">https://github.com/AkbarKazimov/MAJAN/tree/master/Postman%20Collections/Create%20Agents</text:span></text:a><text:span text:style-name="T16"> and </text:span><text:a xlink:type="simple" xlink:href="https://github.com/AkbarKazimov/LCC-CHC-Use-cases-with-MAJAN/tree/main/CHC/Software/CHC%20Postman%20Collections" text:style-name="Internet_20_link" text:visited-style-name="Visited_20_Internet_20_Link"><text:span text:style-name="T16">https://github.com/AkbarKazimov/LCC-CHC-Use-cases-with-MAJAN/tree/main/CHC/Software/CHC%20Postman%20Collections</text:span></text:a></text:p>
      <text:p text:style-name="P3"><text:span text:style-name="T16"/></text:p>
      <text:p text:style-name="P4"><text:span text:style-name="T18">8</text:span><text:span text:style-name="T14">) </text:span><text:span text:style-name="T16">To populate LAR, refer to section </text:span><text:span text:style-name="T9">Populate Local Agents Repository </text:span><text:span text:style-name="T16">in MAJAN Guideline document.</text:span></text:p>
      <text:p text:style-name="P4"><text:span text:style-name="T16">* 5-IP-PORT-MajanAgentId.json file can be found in both: </text:span><text:a xlink:type="simple" xlink:href="https://github.com/AkbarKazimov/LCC-CHC-Use-cases-with-MAJAN/tree/main/CHC/Software/WELCOME%20Postman%20collections" text:style-name="Internet_20_link" text:visited-style-name="Visited_20_Internet_20_Link"><text:span text:style-name="T16">https://github.com/AkbarKazimov/LCC-CHC-Use-cases-with-MAJAN/tree/main/CHC/Software/WELCOME%20Postman%20collections</text:span></text:a><text:span text:style-name="T16"> and </text:span><text:a xlink:type="simple" xlink:href="https://github.com/AkbarKazimov/MAJAN/tree/master/Postman%20Collections/Populate%20LAR" text:style-name="Internet_20_link" text:visited-style-name="Visited_20_Internet_20_Link"><text:span text:style-name="T16">https://github.com/AkbarKazimov/MAJAN/tree/master/Postman%20Collections/Populate%20LAR</text:span></text:a></text:p>
      <text:p text:style-name="P4"><text:span text:style-name="T16"/></text:p>
      <text:p text:style-name="P5"><text:span text:style-name="T18">9</text:span><text:span text:style-name="T16">) </text:span><text:span text:style-name="T9">To start CHC</text:span><text:span text:style-name="T16">, go to the “</text:span><text:span text:style-name="T4">WELCOME – Start Coordination” </text:span><text:span text:style-name="T16">collection in Postman that was imported in </text:span><text:span text:style-name="T9">step </text:span><text:span text:style-name="T11">6</text:span><text:span text:style-name="T16">. Then open the </text:span><text:span text:style-name="T9">CHC </text:span><text:span text:style-name="T16">folder in this collection. There is only one request, named as </text:span><text:span text:style-name="T4">Start_CHC</text:span><text:span text:style-name="T16">. Click on this request. By default, this request is sent to </text:span><text:span text:style-name="T9">majanAgent1 </text:span><text:span text:style-name="T16">and </text:span><text:span text:style-name="T9">majanAgent1 </text:span><text:span text:style-name="T16">starts the CHC use case as the </text:span><text:span text:style-name="T9">dedicated agent</text:span><text:span text:style-name="T16">. It can be changed in the URL in Postman. </text:span><text:span text:style-name="T17">Click on the </text:span><text:span text:style-name="T10">Send </text:span><text:span text:style-name="T17">button in Postman to start CHC. </text:span></text:p>
      <text:p text:style-name="P5"><text:span text:style-name="T16">* There is no need to send any data to the agent to start CHC. The body of this request contains a single triple only to send something to the agent so that the respective EventHandler succeeds.</text:span></text:p>
      <text:p text:style-name="P4"><text:span text:style-name="T16"/></text:p>
      <text:p text:style-name="P4"><text:span text:style-name="T16"/></text:p>
      <text:p text:style-name="P6"><text:span text:style-name="T18">10</text:span><text:span text:style-name="T14">) To view the result in Netbeans, you can search for “</text:span><text:span text:style-name="T3">Clustering Result</text:span><text:span text:style-name="T14">” text in the logs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2:16:53.658593399</meta:creation-date>
    <dc:date>2022-07-25T10:19:54.303664367</dc:date>
    <meta:editing-duration>PT15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56" meta:character-count="2482" meta:non-whitespace-character-count="2234"/>
  </office:meta>
</office:document-meta>
</file>